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LinkedList.addLast( DoubleLinkedListNod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ubleLinkedList.addFirst( DoubleLinkedListNod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ubleLinkedList.Double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inkedList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( DoubleLinkedListNode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ubleLinkedList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ubleLinkedList.debugDump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La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uble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inkedList.makeFirst( DoubleLinkedListNode l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